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docker 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uilding a Micro service using Node.js &amp; Docker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we will see today</text:p>
                <text:list>
                  <text:list-item>
                    <text:p>Create base Docker image</text:p>
                  </text:list-item>
                  <text:list-item>
                    <text:p>Build a simple micro-service</text:p>
                  </text:list-item>
                  <text:list-item>
                    <text:p>Run our micro-service inside a container</text:p>
                  </text:list-item>
                  <text:list-item>
                    <text:p>Create a Docker image from an existing container</text:p>
                  </text:list-item>
                  <text:list-item>
                    <text:p>Publish our image in Docker hub</text:p>
                  </text:list-item>
                </text:list>
              </text:list-item>
            </text:list>
          </draw:text-box>
        </draw:frame>
        <draw:frame draw:style-name="gr2" draw:layer="layout" svg:width="14.828cm" svg:height="0.962cm" svg:x="5.8cm" svg:y="19cm">
          <draw:text-box>
            <text:p>https://www.youtube.com/watch?v=PJ95WY2DqX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4cm" svg:height="12.179cm" svg:x="1.4cm" svg:y="4.914cm" presentation:class="outline" presentation:placeholder="true" presentation:user-transformed="true">
          <draw:text-box/>
        </draw:frame>
        <draw:custom-shape draw:style-name="gr3" draw:text-style-name="P1" draw:layer="layout" svg:width="8.6cm" svg:height="2.8cm" svg:x="15.2cm" svg:y="12.4cm">
          <text:p text:style-name="P1">base im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6cm" svg:height="2.8cm" svg:x="15.2cm" svg:y="9.6cm">
          <text:p text:style-name="P1">micro servic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ker images</text:p>
              </text:list-item>
              <text:list-item>
                <text:p>docker search ubuntu</text:p>
              </text:list-item>
              <text:list-item>
                <text:p>docker search -s 1000 ubuntu</text:p>
              </text:list-item>
              <text:list-item>
                <text:p>docker run -i -t ubuntu ./bin/bash</text:p>
              </text:list-item>
              <text:list-item>
                <text:p>vi install.sh</text:p>
                <text:list>
                  <text:list-item>
                    <text:p>apt-get update</text:p>
                  </text:list-item>
                  <text:list-item>
                    <text:p>apt-get install --yes nodejs</text:p>
                  </text:list-item>
                  <text:list-item>
                    <text:p>apt-get install --yes nodejs-legacy</text:p>
                  </text:list-item>
                  <text:list-item>
                    <text:p>apt-get install --yes np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edit after I shell to a docker container?</text:p>
                <text:list>
                  <text:list-item>
                    <text:p>Now I need to edit file and I don't have any editor insde {nano,vi,vim,emacs} not found.</text:p>
                  </text:list-item>
                </text:list>
              </text:list-item>
              <text:list-item>
                <text:p>Docker images are delivered trimmed to bare minimum. So no editor is installed with the shipped container. That's why there's a need to install it manually.</text:p>
              </text:list-item>
              <text:list-item>
                <text:p>apt-get install apt-transport-https ca-certificates</text:p>
              </text:list-item>
              <text:list-item>
                <text:p>apt-key adv --keyserves \ hkp://p80.pool.sks.keyservers.net:80 \</text:p>
                <text:p>--recv-keys: 581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't access container's web server from host, what can I wrong? ...</text:p>
              </text:list-item>
              <text:list-item>
                <text:p>Firstly, I should mention I'm running under boot2docker 1.3.1</text:p>
                <text:list>
                  <text:list-item>
                    <text:p>docker ps</text:p>
                  </text:list-item>
                  <text:list-item>
                    <text:p>docker inspect --format '{{ .NetworkSettings.IPAddress }}' 5248ad86596d</text:p>
                  </text:list-item>
                  <text:list-item>
                    <text:p>172.17.0.0:3000/api/sayhe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ker ps</text:p>
              </text:list-item>
              <text:list-item>
                <text:p>docker run -d --name=my_container ubuntu sleep 15</text:p>
              </text:list-item>
              <text:list-item>
                <text:p>docker ps -a</text:p>
              </text:list-item>
              <text:list-item>
                <text:p>docker commit -a razielt 22d ubuntu-node:0.1</text:p>
              </text:list-item>
              <text:list-item>
                <text:p>express my_microservice</text:p>
              </text:list-item>
              <text:list-item>
                <text:p>docker run -it -v /user/RazielMa/mettup/my_microservice:/host -p 9000:3000 ubuntu-node:0.1 ./bin/ba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ker run -d --name=my_container ubuntu sleep 15</text:p>
              </text:list-item>
              <text:list-item>
                <text:p>docker ps -a</text:p>
              </text:list-item>
              <text:list-item>
                <text:p>docker commit -a razielt b4e node_microservice:0.1</text:p>
              </text:list-item>
              <text:list-item>
                <text:p>docker images</text:p>
              </text:list-item>
              <text:list-item>
                <text:p>docker run -d -w /microservice -p 9000:3000 \</text:p>
                <text:list>
                  <text:list-header>
                    <text:p>node_microservice:0.1 npm start</text:p>
                  </text:list-header>
                </text:list>
              </text:list-item>
              <text:list-item>
                <text:p>docker attach 3d6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 inside a container</text:p>
                <text:list>
                  <text:list-item>
                    <text:p>Ru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505cm" svg:height="1.119cm" svg:x="21.6cm" svg:y="4.914cm">
          <draw:text-box>
            <text:list text:style-name="L3">
              <text:list-header>
                <text:p><text:span text:style-name="T1">30min 21sec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8T20:34:38.899118648</meta:creation-date>
    <dc:date>2016-05-19T00:52:06.459971091</dc:date>
    <meta:editing-duration>PT4H2M4S</meta:editing-duration>
    <meta:editing-cycles>25</meta:editing-cycles>
    <meta:generator>LibreOffice/4.2.8.2$Linux_X86_64 LibreOffice_project/420m0$Build-2</meta:generator>
    <meta:document-statistic meta:object-count="61"/>
  </office:meta>
</office:document-meta>
</file>